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3.51mm" fo:margin-left="-0.49mm" fo:margin-top="0mm" fo:margin-bottom="0mm" table:align="left" style:writing-mode="lr-tb"/>
    </style:style>
    <style:style style:name="Table1.A" style:family="table-column">
      <style:table-column-properties style:column-width="22mm"/>
    </style:style>
    <style:style style:name="Table1.B" style:family="table-column">
      <style:table-column-properties style:column-width="40.98mm"/>
    </style:style>
    <style:style style:name="Table1.C" style:family="table-column">
      <style:table-column-properties style:column-width="35.68mm"/>
    </style:style>
    <style:style style:name="Table1.D" style:family="table-column">
      <style:table-column-properties style:column-width="36.55mm"/>
    </style:style>
    <style:style style:name="Table1.E" style:family="table-column">
      <style:table-column-properties style:column-width="38.31mm"/>
    </style:style>
    <style:style style:name="Table1.1" style:family="table-row">
      <style:table-row-properties style:min-row-height="6.09mm" fo:keep-together="auto"/>
    </style:style>
    <style:style style:name="Table1.A1" style:family="table-cell">
      <style:table-cell-properties style:vertical-align="middle" fo:padding-left="0.49mm" fo:padding-right="0.49mm" fo:padding-top="0mm" fo:padding-bottom="0mm" fo:border="0.5pt solid #000000" style:writing-mode="lr-tb"/>
    </style:style>
    <style:style style:name="Table1.E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middle" fo:padding-left="0.49mm" fo:padding-right="0.49mm" fo:padding-top="0mm" fo:padding-bottom="0mm" fo:border-left="0.5pt solid #000000" fo:border-right="0.5pt solid #000000" fo:border-top="none" fo:border-bottom="0.5pt solid #000000" style:writing-mode="lr-tb"/>
    </style:style>
    <style:style style:name="Table1.E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7.14mm" fo:keep-together="auto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language="ru" fo:country="RU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language="ru" fo:country="RU" style:text-underline-style="solid" style:text-underline-width="auto" style:text-underline-color="font-color"/>
    </style:style>
    <style:style style:name="P3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" fo:language="ru" fo:country="RU" style:text-underline-style="solid" style:text-underline-width="auto" style:text-underline-color="font-color"/>
    </style:style>
    <style:style style:name="P4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style:font-name="Times New Roman" fo:language="ru" fo:country="RU" fo:background-color="#ffff00"/>
    </style:style>
    <style:style style:name="P5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" fo:language="ru" fo:country="RU" fo:background-color="transparent"/>
    </style:style>
    <style:style style:name="P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38ae1d" officeooo:paragraph-rsid="004150f4" fo:background-color="transparent" style:font-size-asian="12pt" style:font-size-complex="12pt"/>
    </style:style>
    <style:style style:name="P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3e13cd" officeooo:paragraph-rsid="003f5f15" fo:background-color="transparent" style:font-size-asian="12pt" style:font-size-complex="12pt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fo:font-weight="normal" officeooo:rsid="003e13cd" officeooo:paragraph-rsid="003f4b5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fo:font-weight="normal" officeooo:rsid="00462138" officeooo:paragraph-rsid="0047530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62138" officeooo:paragraph-rsid="0047ad9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62138" officeooo:paragraph-rsid="00491d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0673f" officeooo:paragraph-rsid="004067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3803e" officeooo:paragraph-rsid="0043803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62138" officeooo:paragraph-rsid="004621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62138" officeooo:paragraph-rsid="004753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1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72.53mm" style:type="right"/>
        </style:tab-stops>
      </style:paragraph-properties>
    </style:style>
    <style:style style:name="P1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</style:style>
    <style:style style:name="P20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65.02mm"/>
          <style:tab-stop style:position="80.01mm" style:type="center"/>
          <style:tab-stop style:position="112.52mm"/>
          <style:tab-stop style:position="137.53mm" style:type="center"/>
          <style:tab-stop style:position="172.53mm" style:type="right"/>
        </style:tab-stops>
      </style:paragraph-properties>
    </style:style>
    <style:style style:name="P21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65.02mm"/>
          <style:tab-stop style:position="172.53mm" style:type="right"/>
        </style:tab-stops>
      </style:paragraph-properties>
    </style:style>
    <style:style style:name="P22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paragraph-rsid="002aa116"/>
    </style:style>
    <style:style style:name="P23" style:family="paragraph" style:parent-style-name="Standard">
      <style:paragraph-properties fo:margin-left="0mm" fo:margin-right="0mm" fo:line-height="150%" fo:text-indent="0mm" style:auto-text-indent="false" style:writing-mode="lr-tb"/>
      <style:text-properties fo:language="ru" fo:country="RU"/>
    </style:style>
    <style:style style:name="P24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70.01mm" style:type="center"/>
          <style:tab-stop style:position="135.03mm"/>
          <style:tab-stop style:position="165.03mm" style:type="center"/>
          <style:tab-stop style:position="172.53mm" style:type="right"/>
        </style:tab-stops>
      </style:paragraph-properties>
      <style:text-properties fo:background-color="transparent"/>
    </style:style>
    <style:style style:name="P25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 style:type="center"/>
          <style:tab-stop style:position="172.53mm" style:type="right"/>
        </style:tab-stops>
      </style:paragraph-properties>
      <style:text-properties fo:background-color="transparent"/>
    </style:style>
    <style:style style:name="P26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fo:background-color="transparent"/>
    </style:style>
    <style:style style:name="P27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officeooo:rsid="002f9dde" officeooo:paragraph-rsid="00321b4a" fo:background-color="transparent"/>
    </style:style>
    <style:style style:name="P28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officeooo:rsid="0040673f" officeooo:paragraph-rsid="0040673f" style:font-size-asian="12pt" style:font-size-complex="12pt"/>
    </style:style>
    <style:style style:name="P29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0673f" officeooo:paragraph-rsid="0040673f" style:font-size-asian="12pt" style:font-size-complex="12pt"/>
    </style:style>
    <style:style style:name="P30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150f4" officeooo:paragraph-rsid="004150f4" style:font-size-asian="12pt" style:font-size-complex="12pt"/>
    </style:style>
    <style:style style:name="P31" style:family="paragraph" style:parent-style-name="TableLef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officeooo:rsid="004150f4" officeooo:paragraph-rsid="004150f4" style:font-size-asian="12pt" style:font-size-complex="12pt"/>
    </style:style>
    <style:style style:name="P32" style:family="paragraph" style:parent-style-name="TableLeft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officeooo:rsid="003f4b59" officeooo:paragraph-rsid="003f4b59" style:font-size-asian="12pt" style:font-size-complex="12pt"/>
    </style:style>
    <style:style style:name="P33" style:family="paragraph" style:parent-style-name="caption">
      <style:paragraph-properties fo:margin-left="0mm" fo:margin-right="0mm" fo:text-indent="0mm" style:auto-text-indent="false" style:writing-mode="lr-tb"/>
      <style:text-properties style:font-name="Times New Roman"/>
    </style:style>
    <style:style style:name="P3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language="ru" fo:country="RU" fo:font-weight="bold" style:font-size-asian="16pt" style:font-weight-asian="bold" style:font-name-complex="Times New Roman Cyr1" style:font-size-complex="16pt"/>
    </style:style>
    <style:style style:name="P35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style:font-name="Times New Roman" fo:font-size="8pt" fo:language="ru" fo:country="RU" style:font-size-asian="8pt" style:font-size-complex="8pt"/>
    </style:style>
    <style:style style:name="P3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3e13cd" officeooo:paragraph-rsid="0043803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3e13cd" officeooo:paragraph-rsid="003e13c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0673f" officeooo:paragraph-rsid="0040673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paragraph-rsid="004f195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3803e" officeooo:paragraph-rsid="004f195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5240fb" officeooo:paragraph-rsid="005240f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52e05d" officeooo:paragraph-rsid="0052e05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5b1be1" officeooo:paragraph-rsid="005b1be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5fe72b" officeooo:paragraph-rsid="005fe72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fo:font-weight="normal" officeooo:rsid="0038ae1d" officeooo:paragraph-rsid="005b1be1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fo:font-weight="normal" officeooo:rsid="005c70f2" officeooo:paragraph-rsid="005b1be1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38ae1d" officeooo:paragraph-rsid="004150f4" fo:background-color="transparent" style:font-size-asian="12pt" style:font-name-complex="Times New Roman Cyr1" style:font-size-complex="12pt"/>
    </style:style>
    <style:style style:name="P4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4150f4" officeooo:paragraph-rsid="004150f4" fo:background-color="transparent" style:font-size-asian="12pt" style:font-name-complex="Times New Roman Cyr1" style:font-size-complex="12pt"/>
    </style:style>
    <style:style style:name="P50" style:family="paragraph" style:parent-style-name="Standard" style:list-style-name="WWNum1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b1e75" officeooo:paragraph-rsid="004b1e75" style:font-size-asian="12pt" style:font-size-complex="12pt"/>
    </style:style>
    <style:style style:name="P51" style:family="paragraph" style:parent-style-name="Standard" style:list-style-name="WWNum1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paragraph-rsid="004150f4" style:font-size-asian="12pt" style:font-name-complex="Times New Roman Cyr1" style:font-size-complex="12pt"/>
    </style:style>
    <style:style style:name="P52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62138" officeooo:paragraph-rsid="0047530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57ee7a" officeooo:paragraph-rsid="0057ee7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 Cyr" fo:language="ru" fo:country="RU" fo:font-weight="bold" style:font-weight-asian="bold" style:font-name-complex="Times New Roman Cyr1"/>
    </style:style>
    <style:style style:name="P55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 Cyr" fo:language="ru" fo:country="RU" fo:font-weight="bold" style:font-weight-asian="bold" style:font-name-complex="Times New Roman Cyr1"/>
    </style:style>
    <style:style style:name="P5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 Cyr" fo:language="ru" fo:country="RU" fo:font-weight="bold" style:font-weight-asian="bold" style:font-name-complex="Times New Roman Cyr1"/>
    </style:style>
    <style:style style:name="P57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style:font-name="Times New Roman Cyr" fo:language="ru" fo:country="RU" fo:background-color="#ffff00" style:font-name-complex="Times New Roman Cyr1"/>
    </style:style>
    <style:style style:name="P58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 Cyr" fo:language="ru" fo:country="RU" fo:background-color="#ffff00" style:font-name-complex="Times New Roman Cyr1"/>
    </style:style>
    <style:style style:name="P5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 Cyr" fo:language="ru" fo:country="RU" officeooo:rsid="004150f4" officeooo:paragraph-rsid="0038ae1d" fo:background-color="transparent" style:font-name-complex="Times New Roman Cyr1"/>
    </style:style>
    <style:style style:name="P60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f5f15" officeooo:paragraph-rsid="003f5f15" fo:background-color="transparent"/>
    </style:style>
    <style:style style:name="P61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8ae1d" officeooo:paragraph-rsid="0038ae1d" fo:background-color="transparent"/>
    </style:style>
    <style:style style:name="P6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5b1be1" officeooo:paragraph-rsid="005b1be1" fo:background-color="transparent"/>
    </style:style>
    <style:style style:name="P63" style:family="paragraph" style:parent-style-name="Standard">
      <style:paragraph-properties fo:margin-left="0mm" fo:margin-right="0mm" fo:line-height="150%" fo:text-indent="0mm" style:auto-text-indent="false" fo:break-before="page" style:writing-mode="lr-tb"/>
      <style:text-properties style:font-name="Times New Roman Cyr" fo:language="ru" fo:country="RU" fo:font-weight="bold" style:font-weight-asian="bold" style:font-name-complex="Times New Roman Cyr1"/>
    </style:style>
    <style:style style:name="P64" style:family="paragraph" style:parent-style-name="Standard" style:list-style-name="WWNum1">
      <style:paragraph-properties fo:margin-left="12.7mm" fo:margin-right="0mm" fo:line-height="150%" fo:text-indent="-6.35mm" style:auto-text-indent="false" style:writing-mode="lr-tb"/>
      <style:text-properties style:font-name="Times New Roman Cyr" fo:language="ru" fo:country="RU" officeooo:rsid="0038dbce" fo:background-color="transparent" style:font-name-complex="Times New Roman Cyr1"/>
    </style:style>
    <style:style style:name="P65" style:family="paragraph" style:parent-style-name="Standard" style:list-style-name="WWNum1">
      <style:paragraph-properties fo:margin-left="12.7mm" fo:margin-right="0mm" fo:line-height="150%" fo:text-indent="-6.35mm" style:auto-text-indent="false" style:writing-mode="lr-tb"/>
      <style:text-properties style:font-name="Times New Roman Cyr" fo:language="ru" fo:country="RU" style:font-name-complex="Times New Roman Cyr1"/>
    </style:style>
    <style:style style:name="P66" style:family="paragraph" style:parent-style-name="Standard" style:list-style-name="WWNum1">
      <style:paragraph-properties fo:margin-left="12.7mm" fo:margin-right="0mm" fo:line-height="150%" fo:text-indent="-6.35mm" style:auto-text-indent="false" style:writing-mode="lr-tb"/>
      <style:text-properties style:font-name="Times New Roman" fo:language="ru" fo:country="RU" officeooo:rsid="003d38f9" officeooo:paragraph-rsid="003d38f9"/>
    </style:style>
    <style:style style:name="P67" style:family="paragraph" style:parent-style-name="caption" style:master-page-name="Standard">
      <style:paragraph-properties fo:margin-left="0mm" fo:margin-right="0mm" fo:text-align="center" style:justify-single-word="false" fo:text-indent="0mm" style:auto-text-indent="false" style:page-number="auto" style:writing-mode="lr-tb"/>
      <style:text-properties fo:text-transform="uppercase" fo:color="#000000" style:font-name="Times New Roman Cyr" style:language-asian="ru" style:country-asian="RU" style:font-name-complex="Times New Roman Cyr1" style:font-size-complex="12pt" style:font-weight-complex="bold"/>
    </style:style>
    <style:style style:name="P68" style:family="paragraph" style:parent-style-name="caption">
      <style:paragraph-properties fo:margin-left="0mm" fo:margin-right="0mm" fo:text-indent="0mm" style:auto-text-indent="false" style:writing-mode="lr-tb"/>
      <style:text-properties fo:text-transform="uppercase" fo:color="#000000" style:font-name="Times New Roman Cyr" style:language-asian="ru" style:country-asian="RU" style:font-name-complex="Times New Roman Cyr1" style:font-size-complex="12pt" style:font-weight-complex="bold"/>
    </style:style>
    <style:style style:name="P69" style:family="paragraph" style:parent-style-name="caption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officeooo:rsid="004149ba" style:font-name-complex="Times New Roman Cyr1"/>
    </style:style>
    <style:style style:name="T3" style:family="text">
      <style:text-properties style:font-name="Times New Roman Cyr" fo:language="ru" fo:country="RU" style:font-name-complex="Times New Roman Cyr1"/>
    </style:style>
    <style:style style:name="T4" style:family="text">
      <style:text-properties style:font-name="Times New Roman Cyr" fo:language="ru" fo:country="RU" officeooo:rsid="002a00fc" style:font-name-complex="Times New Roman Cyr1"/>
    </style:style>
    <style:style style:name="T5" style:family="text">
      <style:text-properties style:font-name="Times New Roman Cyr" fo:language="ru" fo:country="RU" officeooo:rsid="004149ba" style:font-name-complex="Times New Roman Cyr1"/>
    </style:style>
    <style:style style:name="T6" style:family="text">
      <style:text-properties style:font-name="Times New Roman Cyr" fo:language="ru" fo:country="RU" officeooo:rsid="004c3bca" style:font-name-complex="Times New Roman Cyr1"/>
    </style:style>
    <style:style style:name="T7" style:family="text">
      <style:text-properties style:font-name="Times New Roman Cyr" fo:language="ru" fo:country="RU" officeooo:rsid="004c7094" style:font-name-complex="Times New Roman Cyr1"/>
    </style:style>
    <style:style style:name="T8" style:family="text">
      <style:text-properties style:font-name="Times New Roman Cyr" fo:language="ru" fo:country="RU" officeooo:rsid="004e7423" style:font-name-complex="Times New Roman Cyr1"/>
    </style:style>
    <style:style style:name="T9" style:family="text">
      <style:text-properties style:font-name="Times New Roman Cyr" fo:language="ru" fo:country="RU" officeooo:rsid="005955b6" style:font-name-complex="Times New Roman Cyr1"/>
    </style:style>
    <style:style style:name="T10" style:family="text">
      <style:text-properties style:font-name="Times New Roman Cyr" fo:language="ru" fo:country="RU" fo:font-weight="bold" style:font-weight-asian="bold" style:font-name-complex="Times New Roman Cyr1"/>
    </style:style>
    <style:style style:name="T11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2" style:family="text">
      <style:text-properties style:font-name="Times New Roman Cyr" fo:language="ru" fo:country="RU" style:text-underline-style="solid" style:text-underline-width="auto" style:text-underline-color="font-color" officeooo:rsid="00225662" style:font-name-complex="Times New Roman Cyr1"/>
    </style:style>
    <style:style style:name="T13" style:family="text">
      <style:text-properties style:font-name="Times New Roman Cyr" fo:language="ru" fo:country="RU" style:text-underline-style="solid" style:text-underline-width="auto" style:text-underline-color="font-color" fo:background-color="transparent" loext:char-shading-value="0" style:font-name-complex="Times New Roman Cyr1"/>
    </style:style>
    <style:style style:name="T14" style:family="text">
      <style:text-properties style:font-name="Times New Roman Cyr" fo:language="ru" fo:country="RU" style:text-underline-style="solid" style:text-underline-width="auto" style:text-underline-color="font-color" officeooo:rsid="00225662" fo:background-color="transparent" loext:char-shading-value="0" style:font-name-complex="Times New Roman Cyr1"/>
    </style:style>
    <style:style style:name="T15" style:family="text">
      <style:text-properties style:font-name="Times New Roman Cyr" fo:language="ru" fo:country="RU" style:text-underline-style="solid" style:text-underline-width="auto" style:text-underline-color="font-color" officeooo:rsid="0024a8bf" fo:background-color="transparent" loext:char-shading-value="0" style:font-name-complex="Times New Roman Cyr1"/>
    </style:style>
    <style:style style:name="T16" style:family="text">
      <style:text-properties style:font-name="Times New Roman Cyr" fo:language="ru" fo:country="RU" fo:background-color="transparent" loext:char-shading-value="0" style:font-name-complex="Times New Roman Cyr1"/>
    </style:style>
    <style:style style:name="T17" style:family="text">
      <style:text-properties style:font-name="Times New Roman Cyr" fo:language="ru" fo:country="RU" officeooo:rsid="0029167b" fo:background-color="transparent" loext:char-shading-value="0" style:font-name-complex="Times New Roman Cyr1"/>
    </style:style>
    <style:style style:name="T18" style:family="text">
      <style:text-properties style:font-name="Times New Roman Cyr" fo:language="ru" fo:country="RU" officeooo:rsid="0052751a" fo:background-color="transparent" loext:char-shading-value="0" style:font-name-complex="Times New Roman Cyr1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4f1957"/>
    </style:style>
    <style:style style:name="T21" style:family="text">
      <style:text-properties fo:language="ru" fo:country="RU" officeooo:rsid="0057a36d"/>
    </style:style>
    <style:style style:name="T22" style:family="text">
      <style:text-properties style:font-name="Times New Roman" fo:language="ru" fo:country="RU"/>
    </style:style>
    <style:style style:name="T23" style:family="text">
      <style:text-properties style:font-name="Times New Roman" fo:language="ru" fo:country="RU" style:text-underline-style="solid" style:text-underline-width="auto" style:text-underline-color="font-color"/>
    </style:style>
    <style:style style:name="T24" style:family="text">
      <style:text-properties style:font-name="Times New Roman" fo:language="ru" fo:country="RU" style:text-underline-style="solid" style:text-underline-width="auto" style:text-underline-color="font-color" officeooo:rsid="00225662"/>
    </style:style>
    <style:style style:name="T25" style:family="text">
      <style:text-properties style:font-name="Times New Roman" fo:language="ru" fo:country="RU" style:text-underline-style="solid" style:text-underline-width="auto" style:text-underline-color="font-color" officeooo:rsid="0025661a"/>
    </style:style>
    <style:style style:name="T26" style:family="text">
      <style:text-properties style:font-name="Times New Roman" fo:language="ru" fo:country="RU" style:text-underline-style="solid" style:text-underline-width="auto" style:text-underline-color="font-color" officeooo:rsid="004c865a"/>
    </style:style>
    <style:style style:name="T27" style:family="text">
      <style:text-properties style:font-name="Times New Roman" fo:language="ru" fo:country="RU" fo:font-weight="bold" style:font-weight-asian="bold"/>
    </style:style>
    <style:style style:name="T28" style:family="text">
      <style:text-properties style:font-name="Times New Roman" style:text-underline-style="solid" style:text-underline-width="auto" style:text-underline-color="font-color"/>
    </style:style>
    <style:style style:name="T29" style:family="text">
      <style:text-properties officeooo:rsid="003df6fb"/>
    </style:style>
    <style:style style:name="T30" style:family="text">
      <style:text-properties style:font-name-complex="Times New Roman Cyr1"/>
    </style:style>
    <style:style style:name="T31" style:family="text">
      <style:text-properties officeooo:rsid="004149ba" style:font-name-complex="Times New Roman Cyr1"/>
    </style:style>
    <style:style style:name="T32" style:family="text">
      <style:text-properties officeooo:rsid="0038ae1d" style:font-name-complex="Times New Roman Cyr1"/>
    </style:style>
    <style:style style:name="T33" style:family="text">
      <style:text-properties officeooo:rsid="00475306"/>
    </style:style>
    <style:style style:name="T34" style:family="text">
      <style:text-properties officeooo:rsid="0047ad98"/>
    </style:style>
    <style:style style:name="T35" style:family="text">
      <style:text-properties officeooo:rsid="004e7423"/>
    </style:style>
    <style:style style:name="T36" style:family="text">
      <style:text-properties officeooo:rsid="004f1957"/>
    </style:style>
    <style:style style:name="T37" style:family="text">
      <style:text-properties officeooo:rsid="00547e77"/>
    </style:style>
    <style:style style:name="T38" style:family="text">
      <style:text-properties officeooo:rsid="0057a3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федеральное государственное автономное образовательное учреждение высшего образования</text:p>
      <text:p text:style-name="P68">Санкт-Петербургский национальный исследовательский университет информационных технологий, механики и оптики</text:p>
      <text:p text:style-name="P33"/>
      <text:p text:style-name="P69">Факультет Информационных технологий и программирования</text:p>
      <text:p text:style-name="P33"/>
      <text:p text:style-name="P33"/>
      <text:p text:style-name="P1"/>
      <text:p text:style-name="P34">Индивидуальное задание</text:p>
      <text:p text:style-name="P18"><text:span text:style-name="T3">на </text:span><text:span text:style-name="T18">преддипломную</text:span><text:span text:style-name="T22"> </text:span><text:span text:style-name="T3">практику</text:span></text:p>
      <text:p text:style-name="P3"/>
      <text:p text:style-name="P24"><text:span text:style-name="T10">Студент </text:span><text:span text:style-name="T23"><text:tab/></text:span><text:span text:style-name="T12">Самарин Артур Олегович</text:span><text:span text:style-name="T23"><text:tab/></text:span><text:span text:style-name="T22">, </text:span><text:span text:style-name="T10">группа №</text:span><text:span text:style-name="T27"> </text:span><text:span text:style-name="T23"><text:tab/></text:span><text:span text:style-name="T28">M</text:span><text:span text:style-name="T23">343</text:span><text:span text:style-name="T24">7</text:span><text:span text:style-name="T23"><text:tab/></text:span></text:p>
      <text:p text:style-name="P25"><text:span text:style-name="T10">Руководитель</text:span><text:span text:style-name="T22"> </text:span><text:span text:style-name="T23"><text:tab/></text:span><text:span text:style-name="T12">Шалыто А.А,</text:span><text:span text:style-name="T23"><text:tab/></text:span></text:p>
      <text:p text:style-name="P25"><text:span text:style-name="T23"><text:tab/></text:span><text:span text:style-name="T24">профессор, ФИТиП, Университет ИТМО</text:span><text:span text:style-name="T11"><text:tab/></text:span></text:p>
      <text:p text:style-name="P35"><text:tab/></text:p>
      <text:p text:style-name="P55">Тема задания</text:p>
      <text:p text:style-name="P27"><text:span text:style-name="T6">Разработка метода решения задачи поиска наименьшего собственного значения эрмитовой матрицы </text:span><text:span text:style-name="T7">с использованием</text:span><text:span text:style-name="T6"> квантового компьютера</text:span></text:p>
      <text:p text:style-name="P4"/>
      <text:p text:style-name="P57"/>
      <text:p text:style-name="P20"><text:span text:style-name="T10">Сроки прохождения практики</text:span><text:span text:style-name="T27">:<text:tab/></text:span><text:span text:style-name="T3">с </text:span><text:span text:style-name="T23"><text:tab/> <text:s text:c="11"/></text:span><text:span text:style-name="T26">17</text:span><text:span text:style-name="T25">.04.2019</text:span><text:span text:style-name="T23"><text:tab/></text:span><text:span text:style-name="T22"> </text:span><text:span text:style-name="T3">по</text:span><text:span text:style-name="T23"><text:tab/></text:span><text:span text:style-name="T25">1</text:span><text:span text:style-name="T26">7</text:span><text:span text:style-name="T25">.0</text:span><text:span text:style-name="T26">5</text:span><text:span text:style-name="T25">.2019</text:span><text:span text:style-name="T23"><text:tab/></text:span></text:p>
      <text:p text:style-name="P20"><text:span text:style-name="T10">Место прохождения практики</text:span><text:span text:style-name="T27"> </text:span><text:span text:style-name="T22"><text:tab/></text:span><text:span text:style-name="T23"> </text:span><text:span text:style-name="T11">Санкт-Петербург,</text:span><text:span text:style-name="T23"> </text:span><text:span text:style-name="T15">Университет ИТМО<text:tab/></text:span><text:span text:style-name="T23"><text:tab/></text:span></text:p>
      <text:p text:style-name="P21"><text:span text:style-name="T10">Должность практиканта </text:span><text:span text:style-name="T22"><text:tab/></text:span><text:span text:style-name="T23"> </text:span><text:span text:style-name="T14">программист</text:span><text:span text:style-name="T23"><text:tab/></text:span></text:p>
      <text:p text:style-name="P21"><text:span text:style-name="T27">1. </text:span><text:span text:style-name="T10">Виды работы и требования к их выполнению</text:span></text:p>
      <text:p text:style-name="P60"><text:span text:style-name="T3">Ознакомление с теоретическим материалом</text:span></text:p>
      <text:p text:style-name="P61"><text:span text:style-name="T3">Реализация </text:span><text:span text:style-name="T5">алгоритмов</text:span></text:p>
      <text:p text:style-name="P62"><text:span text:style-name="T5">Т</text:span><text:span text:style-name="T3">естирование</text:span></text:p>
      <text:p text:style-name="P59">Написание отчета</text:p>
      <text:p text:style-name="P23"/>
      <text:p text:style-name="P63">2. Виды отчетных материалов и требования к их оформлению</text:p>
      <text:list xml:id="list2313162035" text:style-name="WWNum1">
        <text:list-item>
          <text:p text:style-name="P64">Презентация</text:p>
        </text:list-item>
        <text:list-item>
          <text:p text:style-name="P66"><text:span text:style-name="T29">Исходный к</text:span>од реализации</text:p>
        </text:list-item>
        <text:list-item>
          <text:p text:style-name="P65">Отчет по практике по установленной форме</text:p>
        </text:list-item>
      </text:list>
      <text:p text:style-name="P1"/>
      <text:p text:style-name="P1"/>
      <text:p text:style-name="P1"/>
      <text:p text:style-name="P54">План-график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6">№ этапа</text:p>
          </table:table-cell>
          <table:table-cell table:style-name="Table1.A1" office:value-type="string">
            <text:p text:style-name="P56">Наименование этапа</text:p>
          </table:table-cell>
          <table:table-cell table:style-name="Table1.A1" office:value-type="string">
            <text:p text:style-name="P56">Срок завершения этапа</text:p>
          </table:table-cell>
          <table:table-cell table:style-name="Table1.A1" office:value-type="string">
            <text:p text:style-name="P56">Виды работ</text:p>
          </table:table-cell>
          <table:table-cell table:style-name="Table1.E1" office:value-type="string">
            <text:p text:style-name="P56">Форма отчетности</text:p>
          </table:table-cell>
        </table:table-row>
        <table:table-row table:style-name="Table1.1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4">Изучение теории <text:span text:style-name="T36">по квантовым вычислениям</text:span></text:p>
          </table:table-cell>
          <table:table-cell table:style-name="Table1.A1" office:value-type="string">
            <text:p text:style-name="P15"><text:span text:style-name="T38">22</text:span>.04.2019</text:p>
          </table:table-cell>
          <table:table-cell table:style-name="Table1.A1" office:value-type="string">
            <text:p text:style-name="P13">Ознакомление с теоретическим материалом</text:p>
          </table:table-cell>
          <table:table-cell table:style-name="Table1.E1" office:value-type="string">
            <text:p text:style-name="P36">Презентация</text:p>
          </table:table-cell>
        </table:table-row>
        <table:table-row table:style-name="Table1.1">
          <table:table-cell table:style-name="Table1.A3" office:value-type="string">
            <text:p text:style-name="P38">2</text:p>
          </table:table-cell>
          <table:table-cell table:style-name="Table1.A3" office:value-type="string">
            <text:p text:style-name="P41">Изучение теории <text:span text:style-name="T36">по эволюционным алгоритмам и обучению с подкреплением</text:span></text:p>
          </table:table-cell>
          <table:table-cell table:style-name="Table1.A3" office:value-type="string">
            <text:p text:style-name="P16"><text:span text:style-name="T21">29</text:span><text:span text:style-name="T19">.04.2019</text:span></text:p>
          </table:table-cell>
          <table:table-cell table:style-name="Table1.A3" office:value-type="string">
            <text:p text:style-name="P40">Ознакомление с теоретическим материалом</text:p>
          </table:table-cell>
          <table:table-cell table:style-name="Table1.E3" office:value-type="string">
            <text:p text:style-name="P37">Презентация</text:p>
          </table:table-cell>
        </table:table-row>
        <table:table-row table:style-name="Table1.1">
          <table:table-cell table:style-name="Table1.A3" office:value-type="string">
            <text:p text:style-name="P42">3</text:p>
          </table:table-cell>
          <table:table-cell table:style-name="Table1.A3" office:value-type="string">
            <text:p text:style-name="P43">Реализация <text:span text:style-name="T37">метода</text:span></text:p>
          </table:table-cell>
          <table:table-cell table:style-name="Table1.A3" office:value-type="string">
            <text:p text:style-name="P53">06.05.2019</text:p>
          </table:table-cell>
          <table:table-cell table:style-name="Table1.A3" office:value-type="string">
            <text:p text:style-name="P46"><text:span text:style-name="T1">Реализация </text:span><text:span text:style-name="T2">алгоритмов</text:span></text:p>
          </table:table-cell>
          <table:table-cell table:style-name="Table1.E3" office:value-type="string">
            <text:p text:style-name="P45">Исходный код реализации</text:p>
          </table:table-cell>
        </table:table-row>
        <table:table-row table:style-name="Table1.1">
          <table:table-cell table:style-name="Table1.A3" office:value-type="string">
            <text:p text:style-name="P42">4</text:p>
          </table:table-cell>
          <table:table-cell table:style-name="Table1.A3" office:value-type="string">
            <text:p text:style-name="P44">Тестирование метода</text:p>
          </table:table-cell>
          <table:table-cell table:style-name="Table1.A3" office:value-type="string">
            <text:p text:style-name="P53">14.05.2019</text:p>
          </table:table-cell>
          <table:table-cell table:style-name="Table1.A3" office:value-type="string">
            <text:p text:style-name="P47"><text:span text:style-name="T2">Тест</text:span><text:span text:style-name="T1">ирование</text:span></text:p>
          </table:table-cell>
          <table:table-cell table:style-name="Table1.E3" office:value-type="string">
            <text:p text:style-name="P45">Исходный код реализации</text:p>
          </table:table-cell>
        </table:table-row>
        <table:table-row table:style-name="Table1.6">
          <table:table-cell table:style-name="Table1.E1" office:value-type="string">
            <text:p text:style-name="P30">5</text:p>
          </table:table-cell>
          <table:table-cell table:style-name="Table1.E1" office:value-type="string">
            <text:p text:style-name="P31">Написание отчета</text:p>
          </table:table-cell>
          <table:table-cell table:style-name="Table1.E1" office:value-type="string">
            <text:p text:style-name="P11"><text:span text:style-name="T35">17.05</text:span>.2019</text:p>
          </table:table-cell>
          <table:table-cell table:style-name="Table1.E1" office:value-type="string">
            <text:p text:style-name="P49">Написание отчета</text:p>
          </table:table-cell>
          <table:table-cell table:style-name="Table1.E1" office:value-type="string">
            <text:list xml:id="list21121757441501" text:continue-numbering="true" text:style-name="WWNum1">
              <text:list-header>
                <text:p text:style-name="P51">Отчет по практике по установленной форме</text:p>
              </text:list-header>
            </text:list>
          </table:table-cell>
        </table:table-row>
      </table:table>
      <text:p text:style-name="P1"/>
      <text:p text:style-name="P17"><text:span text:style-name="T3">Задание утверждено советом факультета ИТиП </text:span><text:line-break/><text:span text:style-name="T3">протокол от «____»</text:span><text:span text:style-name="T22"> _______</text:span><text:span text:style-name="T3">____ 20__г., № _____</text:span></text:p>
      <text:p text:style-name="P1"/>
      <text:p text:style-name="P22"><text:span text:style-name="T3">Дата выдачи задания </text:span><text:span text:style-name="T23"><text:tab/></text:span><text:span text:style-name="T13"><text:tab/><text:tab/></text:span><text:span text:style-name="T23"><text:tab/></text:span></text:p>
      <text:p text:style-name="P2"/>
      <text:p text:style-name="P19"><text:span text:style-name="T3">Руководитель<text:tab/></text:span><text:span text:style-name="T17">А. А. Шалыто</text:span></text:p>
      <text:p text:style-name="P5"/>
      <text:p text:style-name="P26"><text:span text:style-name="T3">Задание принял к исполнению<text:tab/></text:span><text:span text:style-name="T4">А. О. Самарин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2.12mm" fo:margin-bottom="0mm" loext:contextual-spacing="false" fo:line-height="150%" fo:text-align="center" style:justify-single-word="false" fo:orphans="2" fo:widows="2" fo:keep-with-next="always" style:vertical-align="baseline">
        <style:tab-stops>
          <style:tab-stop style:position="110.01mm"/>
        </style:tab-stops>
      </style:paragraph-properties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line-height="150%" fo:text-align="justify" style:justify-single-word="false" fo:orphans="2" fo:widows="2" fo:keep-with-next="always" style:vertical-align="baseline"/>
      <style:text-properties fo:font-size="12pt" fo:language="en" fo:country="US" fo:font-weight="bold" style:font-size-asian="12pt" style:language-asian="ru" style:country-asian="RU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line-height="150%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en" fo:country="US" fo:font-weight="bold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line-height="150%" fo:text-align="justify" style:justify-single-word="false" fo:orphans="2" fo:widows="2" fo:keep-with-next="always" style:vertical-align="baseline"/>
      <style:text-properties fo:font-size="14pt" fo:language="en" fo:country="US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 fo:orphans="2" fo:widows="2" style:vertical-align="auto"/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en" fo:country="US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en" fo:country="US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Content" style:family="paragraph" style:parent-style-name="Standard" style:default-outline-level="">
      <style:paragraph-properties fo:line-height="150%" fo:text-align="center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en" fo:country="US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TableHeading" style:family="paragraph" style:parent-style-name="TableContent" style:default-outline-level="">
      <style:paragraph-properties fo:line-height="150%" fo:text-align="center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en" fo:country="US" fo:font-weight="bold" style:font-size-asian="10pt" style:language-asian="ru" style:country-asian="RU" style:font-weight-asian="bold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TableLeft" style:family="paragraph" style:parent-style-name="TableContent" style:default-outline-level="">
      <style:paragraph-properties fo:line-height="150%" fo:text-align="start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ru" fo:country="RU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15.01mm" fo:margin-left="25.01mm" fo:margin-right="12.49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 ОБЩЕГО И ПРОФЕССИОНАЛЬНОГО ОБРАЗОВАНИЯ РОССИЙСКОЙ ФЕДЕРАЦИИ</dc:title>
    <meta:initial-creator>Пух</meta:initial-creator>
    <meta:creation-date>2017-09-28T15:40:00</meta:creation-date>
    <dc:date>2019-06-05T02:11:20.244170651</dc:date>
    <meta:print-date>2011-09-14T11:22:00</meta:print-date>
    <meta:editing-cycles>57</meta:editing-cycles>
    <meta:editing-duration>PT2H59M14S</meta:editing-duration>
    <meta:generator>LibreOffice/6.2.3.2$Linux_X86_64 LibreOffice_project/20$Build-2</meta:generator>
    <meta:document-statistic meta:table-count="1" meta:image-count="0" meta:object-count="0" meta:page-count="2" meta:paragraph-count="58" meta:word-count="207" meta:character-count="1698" meta:non-whitespace-character-count="1515"/>
    <meta:user-defined meta:name="Company">Elcom Ltd</meta:user-defined>
    <meta:user-defined meta:name="Operator">Павлова Оксана Николаевна</meta:user-defined>
  </office:meta>
</office:document-meta>
</file>